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 5.</text:p>
      <text:p text:style-name="Standard">Диаграммы компонентов, развертывания и данных</text:p>
      <text:p text:style-name="Standard"/>
      <text:p text:style-name="Standard">Порядок выполнения работы</text:p>
      <text:p text:style-name="Standard"/>
      <text:p text:style-name="Standard">Подготовить диаграмму компонентов (должно быть не менее 5-ти компонентов), </text:p>
      <text:p text:style-name="Standard">описывающую либо межсистемное/межсервисное взаимодействие, либо компоненты </text:p>
      <text:p text:style-name="Standard">проектируемой ИС.</text:p>
      <text:p text:style-name="Standard">Подготовить диаграмму развертывания (должно быть не менее 4-х узлов), описывающую </text:p>
      <text:p text:style-name="Standard">расположение компонентов всех участвующих в процессе систем/сервисов.</text:p>
      <text:p text:style-name="Standard">Для проектируемой ИС:</text:p>
      <text:p text:style-name="Standard">Подготовить диаграмму данных.</text:p>
      <text:p text:style-name="Standard"/>
      <text:p text:style-name="Standard">Содержание отчета</text:p>
      <text:p text:style-name="Standard"/>
      <text:p text:style-name="Standard">Титульный лист.</text:p>
      <text:p text:style-name="Standard">Описание индивидуального задания: тема, краткое описание проектируемой ИС.</text:p>
      <text:p text:style-name="Standard">Краткое описание используемых элементов UML.</text:p>
      <text:p text:style-name="Standard">Подготовленные диаграммы.</text:p>
      <text:p text:style-name="Standard">Для диаграммы данных описание сущностей и атрибутов этих сущностей (наименования, </text:p>
      <text:p text:style-name="Standard">типы данных, кратность).</text:p>
      <text:p text:style-name="Standard"/>
      <text:p text:style-name="Standard">Темы по вариантам:</text:p>
      <text:p text:style-name="Standard"/>
      <text:p text:style-name="Standard">Использовать из задания №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0:25:40.216442050</meta:creation-date>
    <dc:date>2023-12-19T20:26:18.907823262</dc:date>
    <meta:editing-duration>PT39S</meta:editing-duration>
    <meta:editing-cycles>1</meta:editing-cycles>
    <meta:document-statistic meta:table-count="0" meta:image-count="0" meta:object-count="0" meta:page-count="1" meta:paragraph-count="19" meta:word-count="89" meta:character-count="774" meta:non-whitespace-character-count="700"/>
    <meta:generator>LibreOffice/7.3.7.2$Linux_X86_64 LibreOffice_project/30$Build-2</meta:generator>
  </office:meta>
</office:document-meta>
</file>